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9.592cm" fo:min-width="12.2cm"/>
      <style:paragraph-properties style:writing-mode="lr-tb"/>
    </style:style>
    <style:style style:name="P1" style:family="paragraph">
      <style:paragraph-properties fo:line-height="0.991cm" fo:text-align="center"/>
      <style:text-properties style:font-name="Liberation Mono" fo:font-size="23pt"/>
    </style:style>
    <style:style style:name="P2" style:family="paragraph">
      <loext:graphic-properties draw:fill="none"/>
      <style:paragraph-properties fo:line-height="0.991cm" fo:text-align="center"/>
      <style:text-properties style:font-name="Liberation Mono" fo:font-size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9.842cm" svg:x="3.343cm" svg:y="4.019cm">
          <text:p text:style-name="P1"><text:s/>D U R D U <text:s text:c="2"/>R <text:s text:c="2"/>L ?</text:p>
          <text:p text:style-name="P1"><text:s/>L R <text:s text:c="4"/>L U <text:s text:c="2"/>L ? <text:s/></text:p>
          <text:p text:style-name="P1"><text:s/>R <text:s text:c="2"/>L D <text:s text:c="2"/>L L ? <text:s text:c="2"/>L</text:p>
          <text:p text:style-name="P1"><text:s/>_ <text:s text:c="2"/>D <text:s text:c="2"/>L L R <text:s text:c="2"/>D <text:s/></text:p>
          <text:p text:style-name="P1"><text:s/>D R L L R ? U _ L R</text:p>
          <text:p text:style-name="P1"><text:s/>U L D D U <text:s text:c="2"/>R ? L <text:s/></text:p>
          <text:p text:style-name="P1"><text:s text:c="3"/>_ <text:s text:c="2"/>? D <text:s text:c="2"/>L U R R</text:p>
          <text:p text:style-name="P1"><text:s/>R L R L <text:s text:c="4"/>L L <text:s text:c="2"/>R</text:p>
          <text:p text:style-name="P1"><text:s text:c="3"/>D U <text:s text:c="2"/>L L <text:s text:c="4"/>? D</text:p>
          <text:p text:style-name="P1"><text:s/>U U <text:s text:c="2"/>U <text:s text:c="2"/>U R D R 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2T21:13:14.169347449</meta:creation-date>
    <dc:date>2024-07-12T21:19:47.979573819</dc:date>
    <meta:editing-duration>PT6M34S</meta:editing-duration>
    <meta:editing-cycles>1</meta:editing-cycles>
    <meta:document-statistic meta:object-count="1"/>
    <meta:generator>LibreOffice/7.3.7.2$Linux_X86_64 LibreOffice_project/30$Build-2</meta:generator>
  </office:meta>
</office:document-meta>
</file>